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e998" officeooo:paragraph-rsid="001fe998"/>
    </style:style>
    <style:style style:name="P2" style:family="paragraph" style:parent-style-name="Standard">
      <style:text-properties fo:font-weight="bold" officeooo:rsid="001fe998" officeooo:paragraph-rsid="001fe998" style:font-weight-asian="bold" style:font-weight-complex="bold"/>
    </style:style>
    <style:style style:name="P3" style:family="paragraph" style:parent-style-name="Standard">
      <style:text-properties fo:font-weight="bold" officeooo:rsid="002037fe" officeooo:paragraph-rsid="002037fe" style:font-weight-asian="bold" style:font-weight-complex="bold"/>
    </style:style>
    <style:style style:name="P4" style:family="paragraph" style:parent-style-name="Standard">
      <style:text-properties fo:font-weight="bold" officeooo:rsid="002ea7f6" officeooo:paragraph-rsid="002ea7f6" style:font-weight-asian="bold" style:font-weight-complex="bold"/>
    </style:style>
    <style:style style:name="P5" style:family="paragraph" style:parent-style-name="Standard">
      <style:text-properties fo:font-weight="bold" officeooo:rsid="00307c7e" officeooo:paragraph-rsid="00307c7e" style:font-weight-asian="bold" style:font-weight-complex="bold"/>
    </style:style>
    <style:style style:name="P6" style:family="paragraph" style:parent-style-name="Standard">
      <style:text-properties fo:font-weight="bold" officeooo:rsid="00394e32" officeooo:paragraph-rsid="00394e32" style:font-weight-asian="bold" style:font-weight-complex="bold"/>
    </style:style>
    <style:style style:name="P7" style:family="paragraph" style:parent-style-name="Standard">
      <style:text-properties fo:font-weight="bold" officeooo:rsid="003986bd" officeooo:paragraph-rsid="003986bd" style:font-weight-asian="bold" style:font-weight-complex="bold"/>
    </style:style>
    <style:style style:name="P8" style:family="paragraph" style:parent-style-name="Standard">
      <style:text-properties fo:font-weight="bold" officeooo:rsid="003cf43e" officeooo:paragraph-rsid="003cf43e" style:font-weight-asian="bold" style:font-weight-complex="bold"/>
    </style:style>
    <style:style style:name="P9" style:family="paragraph" style:parent-style-name="Standard">
      <style:text-properties fo:font-weight="bold" officeooo:rsid="003f3044" officeooo:paragraph-rsid="003f3044" style:font-weight-asian="bold" style:font-weight-complex="bold"/>
    </style:style>
    <style:style style:name="P10" style:family="paragraph" style:parent-style-name="Standard">
      <style:text-properties fo:font-weight="normal" officeooo:rsid="0023f3bc" officeooo:paragraph-rsid="002422d3" style:font-weight-asian="normal" style:font-weight-complex="normal"/>
    </style:style>
    <style:style style:name="P11" style:family="paragraph" style:parent-style-name="Standard">
      <style:text-properties fo:font-weight="normal" officeooo:rsid="002422d3" officeooo:paragraph-rsid="002422d3" style:font-weight-asian="normal" style:font-weight-complex="normal"/>
    </style:style>
    <style:style style:name="P12" style:family="paragraph" style:parent-style-name="Standard">
      <style:text-properties fo:font-weight="normal" officeooo:rsid="0021da05" officeooo:paragraph-rsid="002422d3" style:font-weight-asian="normal" style:font-weight-complex="normal"/>
    </style:style>
    <style:style style:name="P13" style:family="paragraph" style:parent-style-name="Standard">
      <style:text-properties fo:font-weight="normal" officeooo:rsid="002037fe" officeooo:paragraph-rsid="002422d3" style:font-weight-asian="normal" style:font-weight-complex="normal"/>
    </style:style>
    <style:style style:name="P14" style:family="paragraph" style:parent-style-name="Standard">
      <style:text-properties fo:font-weight="normal" officeooo:rsid="0025e939" officeooo:paragraph-rsid="0025e939" style:font-weight-asian="normal" style:font-weight-complex="normal"/>
    </style:style>
    <style:style style:name="P15" style:family="paragraph" style:parent-style-name="Standard">
      <style:text-properties fo:font-weight="normal" officeooo:rsid="00296ef4" officeooo:paragraph-rsid="00296ef4" style:font-weight-asian="normal" style:font-weight-complex="normal"/>
    </style:style>
    <style:style style:name="P16" style:family="paragraph" style:parent-style-name="Standard">
      <style:text-properties fo:font-weight="normal" officeooo:rsid="0029e66a" officeooo:paragraph-rsid="0029e66a" style:font-weight-asian="normal" style:font-weight-complex="normal"/>
    </style:style>
    <style:style style:name="P17" style:family="paragraph" style:parent-style-name="Standard">
      <style:text-properties fo:font-weight="normal" officeooo:rsid="002d27f5" officeooo:paragraph-rsid="002d27f5" style:font-weight-asian="normal" style:font-weight-complex="normal"/>
    </style:style>
    <style:style style:name="P18" style:family="paragraph" style:parent-style-name="Standard">
      <style:text-properties fo:font-weight="normal" officeooo:rsid="002f927a" officeooo:paragraph-rsid="002f927a" style:font-weight-asian="normal" style:font-weight-complex="normal"/>
    </style:style>
    <style:style style:name="P19" style:family="paragraph" style:parent-style-name="Standard">
      <style:text-properties fo:font-weight="normal" officeooo:rsid="00338e33" officeooo:paragraph-rsid="00338e33" style:font-weight-asian="normal" style:font-weight-complex="normal"/>
    </style:style>
    <style:style style:name="P20" style:family="paragraph" style:parent-style-name="Standard">
      <style:text-properties fo:font-weight="normal" officeooo:rsid="0035664d" officeooo:paragraph-rsid="0035664d" style:font-weight-asian="normal" style:font-weight-complex="normal"/>
    </style:style>
    <style:style style:name="P21" style:family="paragraph" style:parent-style-name="Standard">
      <style:text-properties fo:font-weight="normal" officeooo:rsid="003cf43e" officeooo:paragraph-rsid="003cf43e" style:font-weight-asian="normal" style:font-weight-complex="normal"/>
    </style:style>
    <style:style style:name="P22" style:family="paragraph" style:parent-style-name="Standard">
      <style:text-properties fo:font-weight="normal" officeooo:rsid="003f3044" officeooo:paragraph-rsid="003f3044" style:font-weight-asian="normal" style:font-weight-complex="normal"/>
    </style:style>
    <style:style style:name="P23" style:family="paragraph" style:parent-style-name="Standard">
      <style:text-properties fo:font-weight="bold" officeooo:rsid="0040a364" officeooo:paragraph-rsid="0040a364" style:font-weight-asian="bold" style:font-weight-complex="bold"/>
    </style:style>
    <style:style style:name="P24" style:family="paragraph" style:parent-style-name="Standard">
      <style:text-properties fo:font-weight="bold" officeooo:rsid="00426d63" officeooo:paragraph-rsid="00426d63" style:font-weight-asian="bold" style:font-weight-complex="bold"/>
    </style:style>
    <style:style style:name="P25" style:family="paragraph" style:parent-style-name="Standard">
      <style:text-properties fo:font-weight="bold" officeooo:rsid="0045d6fe" officeooo:paragraph-rsid="0045d6fe" style:font-weight-asian="bold" style:font-weight-complex="bold"/>
    </style:style>
    <style:style style:name="P26" style:family="paragraph" style:parent-style-name="Standard">
      <style:text-properties fo:font-weight="bold" officeooo:rsid="0049be82" officeooo:paragraph-rsid="0049be82" style:font-weight-asian="bold" style:font-weight-complex="bold"/>
    </style:style>
    <style:style style:name="P27" style:family="paragraph" style:parent-style-name="Standard">
      <style:text-properties fo:font-weight="bold" officeooo:rsid="004aac84" officeooo:paragraph-rsid="004aac84" style:font-weight-asian="bold" style:font-weight-complex="bold"/>
    </style:style>
    <style:style style:name="T1" style:family="text">
      <style:text-properties officeooo:rsid="0021da05"/>
    </style:style>
    <style:style style:name="T2" style:family="text">
      <style:text-properties officeooo:rsid="002422d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189d0" style:font-weight-asian="normal" style:font-weight-complex="normal"/>
    </style:style>
    <style:style style:name="T5" style:family="text">
      <style:text-properties fo:font-weight="normal" officeooo:rsid="004637e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1da05" style:font-weight-asian="bold" style:font-weight-complex="bold"/>
    </style:style>
    <style:style style:name="T8" style:family="text">
      <style:text-properties fo:font-weight="bold" officeooo:rsid="0023724c" style:font-weight-asian="bold" style:font-weight-complex="bold"/>
    </style:style>
    <style:style style:name="T9" style:family="text">
      <style:text-properties fo:font-weight="bold" officeooo:rsid="002422d3" style:font-weight-asian="bold" style:font-weight-complex="bold"/>
    </style:style>
    <style:style style:name="T10" style:family="text">
      <style:text-properties fo:font-weight="bold" officeooo:rsid="0035398f" style:font-weight-asian="bold" style:font-weight-complex="bold"/>
    </style:style>
    <style:style style:name="T11" style:family="text">
      <style:text-properties officeooo:rsid="002ea7f6"/>
    </style:style>
    <style:style style:name="T12" style:family="text">
      <style:text-properties officeooo:rsid="0032c1c2"/>
    </style:style>
    <style:style style:name="T13" style:family="text">
      <style:text-properties officeooo:rsid="0035398f"/>
    </style:style>
    <style:style style:name="T14" style:family="text">
      <style:text-properties officeooo:rsid="003c173d"/>
    </style:style>
    <style:style style:name="T15" style:family="text">
      <style:text-properties officeooo:rsid="004189d0"/>
    </style:style>
    <style:style style:name="T16" style:family="text">
      <style:text-properties officeooo:rsid="0044528f"/>
    </style:style>
    <style:style style:name="T17" style:family="text">
      <style:text-properties officeooo:rsid="004637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ker Commands</text:p>
      <text:p text:style-name="P2"/>
      <text:p text:style-name="P3"/>
      <text:p text:style-name="P13"><text:span text:style-name="T6">$docker run –name mysqld -p 3306:3306 -e MYSQL_DATABASE=</text:span><text:span text:style-name="T7">employee -e MYSQL_EMPTY_PASSWORD=yes -d mysql </text:span><text:span text:style-name="T1">:</text:span>Run MySql</text:p>
      <text:p text:style-name="P12"><text:span text:style-name="T8">$</text:span><text:span text:style-name="T6">docker rm container_name/</text:span><text:span text:style-name="T9">container_id </text:span><text:span text:style-name="T2">:</text:span>Remove container</text:p>
      <text:p text:style-name="P14"><text:span text:style-name="T6">$docker rmi image_name</text:span>:tag: remotes images</text:p>
      <text:p text:style-name="P10"><text:span text:style-name="T9">$</text:span><text:span text:style-name="T6">docker logs -f container_id </text:span>:Show Docker logs</text:p>
      <text:p text:style-name="P11"><text:span text:style-name="T6">$docker ps</text:span> :Show running containers</text:p>
      <text:p text:style-name="P19"><text:span text:style-name="T6">$docker ps -a: show</text:span> all container running and exited.</text:p>
      <text:p text:style-name="P17"><text:span text:style-name="T6">$ docker ps –no-trunc:</text:span> show all text and not clipped.</text:p>
      <text:p text:style-name="P11"/>
      <text:p text:style-name="P15"><text:span text:style-name="T6">$docker pull images:tag</text:span>:create and images</text:p>
      <text:p text:style-name="P15"><text:span text:style-name="T6">$docker run -d id/image_name</text:span>: run an image <text:span text:style-name="T12">in background</text:span></text:p>
      <text:p text:style-name="P16"><text:span text:style-name="T6">$docker run -d -p host_post:container_port image_name</text:span>: runs docker container on background with host port mapped to cointaner port</text:p>
      <text:p text:style-name="P16"/>
      <text:p text:style-name="P5">Using Dockerfile</text:p>
      <text:p text:style-name="P4">docker build -t name . : <text:span text:style-name="T3">build images from Dockerfile in current directory</text:span></text:p>
      <text:p text:style-name="P16"><text:span text:style-name="T6">docker build -t centos_apache:v3 -f Dockerfile2 .</text:span> : <text:span text:style-name="T11">build images from non defaul Dockerfile</text:span></text:p>
      <text:p text:style-name="P18"><text:span text:style-name="T6">CMD:</text:span> specify comand to run when container starts</text:p>
      <text:p text:style-name="P18"><text:span text:style-name="T6">--</text:span><text:span text:style-name="T10">build-arg argument=value </text:span><text:span text:style-name="T13">specify argument to be passed when building images</text:span></text:p>
      <text:p text:style-name="P18"/>
      <text:p text:style-name="P20">Dangling images are are result of creating images with same tag</text:p>
      <text:p text:style-name="P20"><text:span text:style-name="T6">docker images -f dangling=true</text:span> showing dangling images</text:p>
      <text:p text:style-name="P20"><text:span text:style-name="T6">docker rmi -f $(docker images -f dangling=true -q)</text:span> remo<text:span text:style-name="T14">v</text:span>e all dangling images</text:p>
      <text:p text:style-name="P20"/>
      <text:p text:style-name="P6">$docker rename name newname : <text:span text:style-name="T3">renames the container</text:span></text:p>
      <text:p text:style-name="P7">$docker inspect containername : <text:span text:style-name="T3">shows configuration of container</text:span></text:p>
      <text:p text:style-name="P8">$docker stats imageid<text:span text:style-name="T3"> show resources that the container is using</text:span></text:p>
      <text:p text:style-name="P21"/>
      <text:p text:style-name="P22">Getting Help in Docker</text:p>
      <text:p text:style-name="P9">$docker run –help </text:p>
      <text:p text:style-name="P23">$docker run –help | grep memory : <text:span text:style-name="T3">will show you how to limit memory</text:span></text:p>
      <text:p text:style-name="P23"><text:span text:style-name="T3"/></text:p>
      <text:p text:style-name="P23"><text:span text:style-name="T15">$</text:span>sudo service docker restart<text:span text:style-name="T3"> : </text:span><text:span text:style-name="T4">restarts docker daemon</text:span></text:p>
      <text:p text:style-name="P23"><text:span text:style-name="T4"/></text:p>
      <text:p text:style-name="P23"><text:span text:style-name="T4"/></text:p>
      <text:p text:style-name="P24"><text:span text:style-name="T15">V</text:span>olu<text:span text:style-name="T17">m</text:span>es</text:p>
      <text:p text:style-name="P24">$docker volume create volume_name<text:span text:style-name="T3">: create a docker volume</text:span></text:p>
      <text:p text:style-name="P24">$docker volume ls<text:span text:style-name="T3">:list all docker volumes</text:span></text:p>
      <text:p text:style-name="P24">$docker info | grep <text:span text:style-name="T16">i root</text:span><text:span text:style-name="T3"> : shows path to docker volumes</text:span></text:p>
      <text:p text:style-name="P25">$ docker -v host_path:docker_in_docker: <text:span text:style-name="T3">creates bind path for docker container. Command is the same as map to normal volume created with docker volume create command.</text:span></text:p>
      <text:p text:style-name="P26">$ docker volume ls -f=dangling=true<text:span text:style-name="T3">: list volumes not in use.</text:span></text:p>
      <text:p text:style-name="P27">$docker volume rm $(docker volume ls -f=dangling=true -q)<text:span text:style-name="T3"> remotes all dangling volumes</text:span></text:p>
      <text:p text:style-name="P25"><text:span text:style-name="T3"/></text:p>
      <text:p text:style-name="P25"><text:span text:style-name="T3"/></text:p>
      <text:p text:style-name="P20"/>
      <text:p text:style-name="P14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20:23:13.707474947</meta:creation-date>
    <dc:date>2020-05-14T07:43:19.392372865</dc:date>
    <meta:editing-duration>P6DT11H7M12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1" meta:paragraph-count="33" meta:word-count="296" meta:character-count="1953" meta:non-whitespace-character-count="1690"/>
  </office:meta>
</office:document-meta>
</file>